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Calibri Light" fo:font-size="12pt" fo:font-weight="bold" officeooo:rsid="000c12d7" officeooo:paragraph-rsid="000c12d7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1ce3f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0pt" fo:font-weight="bold" officeooo:rsid="000c12d7" officeooo:paragraph-rsid="001dbb5e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201cm" fo:margin-bottom="0.201cm" style:contextual-spacing="false" fo:text-align="start" style:justify-single-word="false"/>
      <style:text-properties fo:color="#333333" loext:opacity="100%" style:font-name="Calibri Light" fo:font-size="10pt" fo:font-weight="bold" officeooo:rsid="000c12d7" officeooo:paragraph-rsid="001dbb5e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.201cm" fo:margin-bottom="0.201cm" style:contextual-spacing="false" fo:text-align="start" style:justify-single-word="false"/>
      <style:text-properties fo:color="#333333" loext:opacity="100%" style:font-name="Calibri Light" fo:font-size="10pt" fo:font-weight="bold" officeooo:rsid="000c12d7" officeooo:paragraph-rsid="001e33b8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.201cm" fo:margin-bottom="0.201cm" style:contextual-spacing="false" fo:text-align="start" style:justify-single-word="false"/>
      <style:text-properties fo:color="#333333" loext:opacity="100%" style:font-name="Liberation Mono" fo:font-size="9pt" fo:font-weight="normal" officeooo:rsid="000c12d7" officeooo:paragraph-rsid="001e33b8" style:font-size-asian="7.84999990463257pt" style:font-weight-asian="normal" style:font-size-complex="9pt" style:font-weight-complex="normal"/>
    </style:style>
    <style:style style:name="P7" style:family="paragraph" style:parent-style-name="Standard">
      <style:paragraph-properties fo:margin-top="0.201cm" fo:margin-bottom="0.201cm" style:contextual-spacing="false" fo:text-align="start" style:justify-single-word="false"/>
      <style:text-properties fo:color="#333333" loext:opacity="100%" style:font-name="Liberation Mono" fo:font-size="9pt" fo:font-weight="normal" officeooo:rsid="0023f8b0" officeooo:paragraph-rsid="0023f8b0" style:font-size-asian="7.84999990463257pt" style:font-weight-asian="normal" style:font-size-complex="9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iberation Mono" fo:font-size="9pt" fo:font-weight="normal" officeooo:rsid="000c12d7" officeooo:paragraph-rsid="001dbb5e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Liberation Mono" fo:font-size="9pt" officeooo:paragraph-rsid="001e33b8" style:font-size-asian="7.84999990463257pt" style:font-size-complex="9pt"/>
    </style:style>
    <style:style style:name="T1" style:family="text">
      <style:text-properties officeooo:rsid="0012b00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8346" style:font-weight-asian="normal" style:font-weight-complex="normal"/>
    </style:style>
    <style:style style:name="T4" style:family="text">
      <style:text-properties fo:font-weight="normal" officeooo:rsid="001ce3fd" style:font-weight-asian="normal" style:font-weight-complex="normal"/>
    </style:style>
    <style:style style:name="T5" style:family="text">
      <style:text-properties fo:font-weight="normal" officeooo:rsid="001dbb5e" style:font-weight-asian="normal" style:font-weight-complex="normal"/>
    </style:style>
    <style:style style:name="T6" style:family="text">
      <style:text-properties fo:font-weight="normal" officeooo:rsid="001e33b8" style:font-weight-asian="normal" style:font-weight-complex="normal"/>
    </style:style>
    <style:style style:name="T7" style:family="text">
      <style:text-properties officeooo:rsid="001ce3fd"/>
    </style:style>
    <style:style style:name="T8" style:family="text">
      <style:text-properties officeooo:rsid="001dbb5e"/>
    </style:style>
    <style:style style:name="T9" style:family="text">
      <style:text-properties officeooo:rsid="000e8346"/>
    </style:style>
    <style:style style:name="T10" style:family="text">
      <style:text-properties officeooo:rsid="001e33b8"/>
    </style:style>
    <style:style style:name="T11" style:family="text">
      <style:text-properties fo:color="#333333" loext:opacity="100%" style:font-name="Calibri Light" fo:font-weight="normal" officeooo:rsid="001e33b8" style:font-weight-asian="normal" style:font-weight-complex="normal"/>
    </style:style>
    <style:style style:name="T12" style:family="text">
      <style:text-properties fo:color="#333333" loext:opacity="100%" fo:font-weight="normal" officeooo:rsid="001e33b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BASH</text:span></text:p>
      <text:p text:style-name="P2">Ejercicio 1.- <text:span text:style-name="T9">Crea</text:span> un<text:span text:style-name="T9">a función</text:span> <text:span text:style-name="T7">que muestre el número de divisores de un número dado por el usuario.</text:span></text:p>
      <text:p text:style-name="P8">echo "Da un número: "</text:p>
      <text:p text:style-name="P8">read num</text:p>
      <text:p text:style-name="P8"/>
      <text:p text:style-name="P8">for (( i=1; i&lt;=$num; i++ ))</text:p>
      <text:p text:style-name="P8">do</text:p>
      <text:p text:style-name="P8"><text:s text:c="8"/>divisor=$(($num%$i))</text:p>
      <text:p text:style-name="P8"><text:s text:c="8"/>if [ $divisor -eq 0 ]; then</text:p>
      <text:p text:style-name="P8"><text:s text:c="16"/>echo "Divisor de $num: " $i</text:p>
      <text:p text:style-name="P8"><text:s text:c="8"/>fi</text:p>
      <text:p text:style-name="P8">done</text:p>
      <text:p text:style-name="P3">Ejercicio <text:span text:style-name="T7">2</text:span>.- <text:span text:style-name="T9">Crea</text:span> un<text:span text:style-name="T9">a función</text:span> <text:span text:style-name="T7">que dicte si un dado por el usuario número es primo o no.</text:span></text:p>
      <text:p text:style-name="P7"/>
      <text:p text:style-name="P4">Ejercicio <text:span text:style-name="T8">3</text:span>.- <text:span text:style-name="T9">Crea</text:span> un<text:span text:style-name="T9">a función</text:span> <text:span text:style-name="T7">que </text:span><text:span text:style-name="T8">muestre los primeros 10 números primos</text:span><text:span text:style-name="T7">.</text:span></text:p>
      <text:p text:style-name="P6"/>
      <text:p text:style-name="P5"><text:span text:style-name="T9">Ejercicio </text:span><text:span text:style-name="T10">4.</text:span><text:span text:style-name="T9">- Crea una función </text:span><text:span text:style-name="T7">que </text:span><text:span text:style-name="T8">muestre los </text:span><text:span text:style-name="T10">números con 3 divisores contenidos entre los números 100 y 200</text:span><text:span text:style-name="T7">.</text:span></text:p>
      <text:p text:style-name="P6"/>
      <text:p text:style-name="P5"><text:span text:style-name="T9">Ejercicio </text:span><text:span text:style-name="T10">5.</text:span><text:span text:style-name="T9">- Crea una función </text:span><text:span text:style-name="T10">que muestre el primer número con X divisores.</text:span><text:span text:style-name="T6"> </text:span><text:span text:style-name="T10">El número de divisores lo insertará el propio usuario en la función.</text:span></text:p>
      <text:p text:style-name="P9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5-14T13:38:01.007000000</dc:date>
    <meta:editing-duration>PT2H14M11S</meta:editing-duration>
    <meta:editing-cycles>19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15" meta:word-count="124" meta:character-count="709" meta:non-whitespace-character-count="560"/>
  </office:meta>
</office:document-meta>
</file>